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g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formula="of:=PI()/6" office:value-type="float" office:value="0.523598775598299" calcext:value-type="float">
            <text:p>0,523598775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COS([.B8])" office:value-type="float" office:value="0.866025403784439" calcext:value-type="float">
            <text:p>0,8660254038</text:p>
          </table:table-cell>
          <table:table-cell table:formula="of:=SIN([.B8])" office:value-type="float" office:value="0.5" calcext:value-type="float">
            <text:p>0,5</text:p>
          </table:table-cell>
          <table:table-cell table:formula="of:=(-[.B6]*COS([.B8])-[.B7]*SIN([.B8]))" office:value-type="float" office:value="-8.33012701892219" calcext:value-type="float">
            <text:p>-8,3301270189</text:p>
          </table:table-cell>
        </table:table-row>
        <table:table-row table:style-name="ro1">
          <table:table-cell/>
          <table:table-cell table:formula="of:=-SIN([.B8])" office:value-type="float" office:value="-0.5" calcext:value-type="float">
            <text:p>-0,5</text:p>
          </table:table-cell>
          <table:table-cell table:formula="of:=COS([.B8])" office:value-type="float" office:value="0.866025403784439" calcext:value-type="float">
            <text:p>0,8660254038</text:p>
          </table:table-cell>
          <table:table-cell table:formula="of:=([.B6]*SIN([.B8])-[.B7]*COS([.B8]))" office:value-type="float" office:value="-4.42820323027551" calcext:value-type="float">
            <text:p>-4,42820323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p</text:p>
          </table:table-cell>
          <table:table-cell table:formula="of:=[.B10]*[.B3]+[.C10]*[.B4]+[.D10]" office:value-type="float" office:value="23.9903810567666" calcext:value-type="float">
            <text:p>23,9903810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</text:p>
          </table:table-cell>
          <table:table-cell table:formula="of:=[.B11]*[.B3]+[.C11]*[.B4]+[.D11]" office:value-type="float" office:value="11.5525588832577" calcext:value-type="float">
            <text:p>11,55255888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52:28.643000000</meta:creation-date>
    <dc:date>2016-06-06T15:20:31.948000000</dc:date>
    <meta:editing-duration>PT17M53S</meta:editing-duration>
    <meta:editing-cycles>1</meta:editing-cycles>
    <meta:document-statistic meta:table-count="1" meta:cell-count="20" meta:object-count="0"/>
    <meta:generator>LibreOffice/5.1.0.3$Windows_x86 LibreOffice_project/5e3e00a007d9b3b6efb6797a8b8e57b51ab1f737</meta:generator>
  </office:meta>
</office:document-meta>
</file>